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yriad Pro" svg:font-family="'Myriad Pro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67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16.528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2.235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cc99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cc99" style:diagonal-bl-tr="none" style:diagonal-tl-br="none" fo:border-left="1.76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cc99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cc99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1.76pt solid #000000" fo:padding="0.071cm" style:rotation-align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cell-protect="none" style:print-content="tru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000000" fo:padding="0.071cm" fo:border-right="1.76pt solid #000000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cell-protect="none" style:print-content="true" style:diagonal-bl-tr="none" style:diagonal-tl-br="none" fo:background-color="transparent" fo:border-left="1.76pt solid #000000" fo:padding="0.071cm" fo:border-right="1.76pt solid #000000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 formula-hidden" style:print-content="true"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T1" style:family="text">
      <style:text-properties fo:color="#008000" style:font-name="Myriad Pr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Myriad Pr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Myriad Pr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Myriad Pro" style:font-size-asian="12pt" style:font-size-complex="12pt" style:font-weight-asian="bold" style:font-weight-complex="bold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otected="true" table:protection-key="842vAVEfUzgkirL/1WEB21s8Ucw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visibility="collapse" table:number-columns-repeated="2" table:default-cell-style-name="ce8"/>
        <table:table-column table:style-name="co5" table:visibility="collapse" table:default-cell-style-name="ce8"/>
        <table:table-column table:style-name="co6" table:number-columns-repeated="251" table:default-cell-style-name="ce8"/>
        <table:table-column table:style-name="co6" table:number-columns-repeated="16127"/>
        <table:table-row table:style-name="ro1">
          <table:table-cell table:style-name="ce1" office:value-type="string" calcext:value-type="string" table:number-columns-spanned="3" table:number-rows-spanned="1">
            <text:p>Quel est votre style d'apprentissage ?</text:p>
          </table:table-cell>
          <table:covered-table-cell table:number-columns-repeated="2" table:style-name="ce10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Répondez aux 25 questions suivantes.</text:p>
          </table:table-cell>
          <table:covered-table-cell table:number-columns-repeated="2" table:style-name="ce3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Pour chaque question choisissez la réponse qui vous correspond le mieux, parmi les 3 propositions A B C, <text:span text:style-name="T1">en inscrivant un 1 dans la colonne </text:span><text:span text:style-name="T2">Choix</text:span></text:p>
          </table:table-cell>
          <table:covered-table-cell table:number-columns-repeated="2" table:style-name="ce3"/>
          <table:table-cell table:number-columns-repeated="254"/>
        </table:table-row>
        <table:table-row table:style-name="ro3">
          <table:table-cell table:style-name="ce3" table:number-columns-repeated="3"/>
          <table:table-cell table:number-columns-repeated="254"/>
        </table:table-row>
        <table:table-row table:style-name="ro2">
          <table:table-cell table:style-name="ce4" office:value-type="string" calcext:value-type="string">
            <text:p>Questions</text:p>
          </table:table-cell>
          <table:table-cell table:style-name="ce11" office:value-type="string" calcext:value-type="string">
            <text:p>Choix</text:p>
          </table:table-cell>
          <table:table-cell table:style-name="ce18" office:value-type="string" calcext:value-type="string">
            <text:p>Réponses</text:p>
          </table:table-cell>
          <table:table-cell table:number-columns-repeated="254"/>
        </table:table-row>
        <table:table-row table:style-name="ro4">
          <table:table-cell table:style-name="ce5" office:value-type="string" calcext:value-type="string">
            <text:p>1. Je me rappelle plus facilement : </text:p>
          </table:table-cell>
          <table:table-cell table:style-name="ce12"/>
          <table:table-cell table:style-name="ce19"/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A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de ce que je lis </text:p>
          </table:table-cell>
          <table:table-cell table:style-name="ce22"/>
          <table:table-cell table:style-name="ce22" table:formula="of:=IF([.B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 ce que j’entends </text:p>
          </table:table-cell>
          <table:table-cell table:style-name="ce22" table:number-columns-repeated="2"/>
          <table:table-cell table:style-name="ce22" table:formula="of:=IF([.B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de ce que je fais </text:p>
          </table:table-cell>
          <table:table-cell table:style-name="ce22" table:formula="of:=IF([.$B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. Je réussis mieux un travail à fai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en le faisant moi-même d'abord</text:p>
          </table:table-cell>
          <table:table-cell table:style-name="ce22" table:formula="of:=IF([.$B1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si quelqu’un me l’explique d'abord</text:p>
          </table:table-cell>
          <table:table-cell table:style-name="ce22" table:number-columns-repeated="2"/>
          <table:table-cell table:style-name="ce22" table:formula="of:=IF([.$B12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si quelqu’un me le montre d'abord</text:p>
          </table:table-cell>
          <table:table-cell table:style-name="ce22"/>
          <table:table-cell table:style-name="ce22" table:formula="of:=IF([.$B1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3. Lorsque que je l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je peux me concentrer et j’apprécie les descriptions des objets, et de l"environnement</text:p>
          </table:table-cell>
          <table:table-cell table:style-name="ce22"/>
          <table:table-cell table:style-name="ce22" table:formula="of:=IF([.$B1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je bouge mes lèvres, j’évite les descriptions longues, je ne remarque pas les schémas </text:p>
          </table:table-cell>
          <table:table-cell table:style-name="ce22" table:number-columns-repeated="2"/>
          <table:table-cell table:style-name="ce22" table:formula="of:=IF([.$B1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je bouge et je suis agité; j’aime les textes où dès le début il y a de l’action </text:p>
          </table:table-cell>
          <table:table-cell table:style-name="ce22" table:formula="of:=IF([.$B1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4. Mon écriture peut être décrite com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négligée, pâle la plupart du temps </text:p>
          </table:table-cell>
          <table:table-cell table:style-name="ce22" table:number-columns-repeated="2"/>
          <table:table-cell table:style-name="ce22" table:formula="of:=IF([.$B1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toujours propre </text:p>
          </table:table-cell>
          <table:table-cell table:style-name="ce22"/>
          <table:table-cell table:style-name="ce22" table:formula="of:=IF([.$B20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belle mais accentuée car j'appuie fort sur le crayon </text:p>
          </table:table-cell>
          <table:table-cell table:style-name="ce22" table:formula="of:=IF([.$B2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5. Lorsque j’essaie de me rappeler de quelqu’un, j’ai tendance à me souveni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des visages mais j’oublie les noms </text:p>
          </table:table-cell>
          <table:table-cell table:style-name="ce22"/>
          <table:table-cell table:style-name="ce22" table:formula="of:=IF([.$B2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s noms mais j’oublie les visages </text:p>
          </table:table-cell>
          <table:table-cell table:style-name="ce22" table:number-columns-repeated="2"/>
          <table:table-cell table:style-name="ce22" table:formula="of:=IF([.$B2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de situations vécues avec lui</text:p>
          </table:table-cell>
          <table:table-cell table:style-name="ce22" table:formula="of:=IF([.$B25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6. Lorsque quelqu'un me donne des directives, je m’en souviens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si c’est écrit au tableau </text:p>
          </table:table-cell>
          <table:table-cell table:style-name="ce22"/>
          <table:table-cell table:style-name="ce22" table:formula="of:=IF([.$B2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si c’est démontré par un exemple </text:p>
          </table:table-cell>
          <table:table-cell table:style-name="ce22" table:formula="of:=IF([.$B28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si c’est expliqué oralement </text:p>
          </table:table-cell>
          <table:table-cell table:style-name="ce22" table:number-columns-repeated="2"/>
          <table:table-cell table:style-name="ce22" table:formula="of:=IF([.$B2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7. Lorsque j’essaie de me concentrer, je peux êt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cilement distrait </text:p>
          </table:table-cell>
          <table:table-cell table:style-name="ce22" table:formula="of:=IF([.$B3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distrait par des mouvements mais je ne suis pas conscient des sons </text:p>
          </table:table-cell>
          <table:table-cell table:style-name="ce22"/>
          <table:table-cell table:style-name="ce22" table:formula="of:=IF([.$B32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facilement distrait par les sons mais pas des mouvements autour de moi </text:p>
          </table:table-cell>
          <table:table-cell table:style-name="ce22" table:number-columns-repeated="2"/>
          <table:table-cell table:style-name="ce22" table:formula="of:=IF([.$B3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8. Lorsque je ne suis pas actif, je vais parfo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fixer, faire des dessins trouver quelque chose à regarder </text:p>
          </table:table-cell>
          <table:table-cell table:style-name="ce22"/>
          <table:table-cell table:style-name="ce22" table:formula="of:=IF([.$B3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chantonner, me parler ou parler aux autres </text:p>
          </table:table-cell>
          <table:table-cell table:style-name="ce22" table:number-columns-repeated="2"/>
          <table:table-cell table:style-name="ce22" table:formula="of:=IF([.$B3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'agiter ou trouver une raison de bouger </text:p>
          </table:table-cell>
          <table:table-cell table:style-name="ce22" table:formula="of:=IF([.$B3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9. Lorsque je rencontre quelqu’un, ce à quoi je suis le plus sensible c’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la façon dont il est habillé, son apparence physique, son "look" </text:p>
          </table:table-cell>
          <table:table-cell table:style-name="ce22"/>
          <table:table-cell table:style-name="ce22" table:formula="of:=IF([.$B39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'aisance avec laquelle il évolue</text:p>
          </table:table-cell>
          <table:table-cell table:style-name="ce22" table:formula="of:=IF([.$B40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es paroles qu’il prononce et les idées qu’il met en avant </text:p>
          </table:table-cell>
          <table:table-cell table:style-name="ce22" table:number-columns-repeated="2"/>
          <table:table-cell table:style-name="ce22" table:formula="of:=IF([.$B4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0. Je peux me rappeler comment épeler des mot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par la façon dont ils résonnent </text:p>
          </table:table-cell>
          <table:table-cell table:style-name="ce22" table:number-columns-repeated="2"/>
          <table:table-cell table:style-name="ce22" table:formula="of:=IF([.$B43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es écrivant moi-même afin d'accentuer la mémorisation</text:p>
          </table:table-cell>
          <table:table-cell table:style-name="ce22" table:formula="of:=IF([.$B44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par la façon dont ils sont écrit, donc en les regardant </text:p>
          </table:table-cell>
          <table:table-cell table:style-name="ce22"/>
          <table:table-cell table:style-name="ce22" table:formula="of:=IF([.$B4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1. En travail de group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'ai la tête ailleurs et je passe mon temps à dessiner </text:p>
          </table:table-cell>
          <table:table-cell table:style-name="ce22" table:formula="of:=IF([.$B4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je prends habituellement des notes afin de suivre le travail du groupe</text:p>
          </table:table-cell>
          <table:table-cell table:style-name="ce22"/>
          <table:table-cell table:style-name="ce22" table:formula="of:=IF([.$B48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’aime beaucoup m'exprimer et écouter les autres points de vue </text:p>
          </table:table-cell>
          <table:table-cell table:style-name="ce22" table:number-columns-repeated="2"/>
          <table:table-cell table:style-name="ce22" table:formula="of:=IF([.$B4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2. Lorsque je suis dans une situation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parler de cette situation en fonction de ses atouts et de ses défauts </text:p>
          </table:table-cell>
          <table:table-cell table:style-name="ce22" table:number-columns-repeated="2"/>
          <table:table-cell table:style-name="ce22" table:formula="of:=IF([.$B5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observer et noter mentalement les éléments de cette situation </text:p>
          </table:table-cell>
          <table:table-cell table:style-name="ce22"/>
          <table:table-cell table:style-name="ce22" table:formula="of:=IF([.$B52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ssayer d'influencer la situation par des actions </text:p>
          </table:table-cell>
          <table:table-cell table:style-name="ce22" table:formula="of:=IF([.$B5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3. Lorsque j’imagine quelque chose j’ai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enser en terme d’images et imaginer plusieurs détails </text:p>
          </table:table-cell>
          <table:table-cell table:style-name="ce22"/>
          <table:table-cell table:style-name="ce22" table:formula="of:=IF([.$B5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enser plutôt en terme de séquence vidéo </text:p>
          </table:table-cell>
          <table:table-cell table:style-name="ce22" table:formula="of:=IF([.$B56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'imaginer des paroles en fonction de cette situation imaginaire </text:p>
          </table:table-cell>
          <table:table-cell table:style-name="ce22" table:number-columns-repeated="2"/>
          <table:table-cell table:style-name="ce22" table:formula="of:=IF([.$B57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4. Lorsque je suis en voitu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’aime écouter la radio </text:p>
          </table:table-cell>
          <table:table-cell table:style-name="ce22" table:number-columns-repeated="2"/>
          <table:table-cell table:style-name="ce22" table:formula="of:=IF([.$B5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’aime regarder à l’extérieur</text:p>
          </table:table-cell>
          <table:table-cell table:style-name="ce22"/>
          <table:table-cell table:style-name="ce22" table:formula="of:=IF([.$B60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change constamment de position, car je suis inconfortable </text:p>
          </table:table-cell>
          <table:table-cell table:style-name="ce22" table:formula="of:=IF([.$B6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5. Les gens peuvent généralement deviner comment je me sens pa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les mouvements de mon corps </text:p>
          </table:table-cell>
          <table:table-cell table:style-name="ce22" table:formula="of:=IF([.$B6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e ton de ma voix </text:p>
          </table:table-cell>
          <table:table-cell table:style-name="ce22" table:number-columns-repeated="2"/>
          <table:table-cell table:style-name="ce22" table:formula="of:=IF([.$B6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'expression de mon visage </text:p>
          </table:table-cell>
          <table:table-cell table:style-name="ce22"/>
          <table:table-cell table:style-name="ce22" table:formula="of:=IF([.$B6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6. Lorsque j’ai un problème à résoudr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ire une liste de solutions possibles afin de les visualiser </text:p>
          </table:table-cell>
          <table:table-cell table:style-name="ce22"/>
          <table:table-cell table:style-name="ce22" table:formula="of:=IF([.$B6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arler à voix haute afin d'organiser mes pensées </text:p>
          </table:table-cell>
          <table:table-cell table:style-name="ce22" table:number-columns-repeated="2"/>
          <table:table-cell table:style-name="ce22" table:formula="of:=IF([.$B6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me mettre tout suite à la tâche afin d’essayer différentes solutions possibles </text:p>
          </table:table-cell>
          <table:table-cell table:style-name="ce22" table:formula="of:=IF([.$B6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7. Durant mes temps libres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écouter la radio, des CD ou jouer un instrument </text:p>
          </table:table-cell>
          <table:table-cell table:style-name="ce22" table:number-columns-repeated="2"/>
          <table:table-cell table:style-name="ce22" table:formula="of:=IF([.$B7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prendre part à une activité physique sportive ou de travail </text:p>
          </table:table-cell>
          <table:table-cell table:style-name="ce22" table:formula="of:=IF([.$B72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lire, regarder la télévision, aller voir un film ou une pièce de théâtre </text:p>
          </table:table-cell>
          <table:table-cell table:style-name="ce22"/>
          <table:table-cell table:style-name="ce22" table:formula="of:=IF([.$B7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8. En tant que stagiaire, j’aime être récompensé avec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des commentaires positifs écrits sur mon travail </text:p>
          </table:table-cell>
          <table:table-cell table:style-name="ce22"/>
          <table:table-cell table:style-name="ce22" table:formula="of:=IF([.$B7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un signe physique comme une poignée de main ou autre </text:p>
          </table:table-cell>
          <table:table-cell table:style-name="ce22" table:formula="of:=IF([.$B76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des commentaires positifs exprimés oralement </text:p>
          </table:table-cell>
          <table:table-cell table:style-name="ce22" table:number-columns-repeated="2"/>
          <table:table-cell table:style-name="ce22" table:formula="of:=IF([.$B77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9. La meilleure façon pour un enseignant d'imposer une discipline 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d’utiliser une forme acceptable de sanction </text:p>
          </table:table-cell>
          <table:table-cell table:style-name="ce22" table:formula="of:=IF([.$B79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de discuter avec l’élève et de le raisonner </text:p>
          </table:table-cell>
          <table:table-cell table:style-name="ce22" table:number-columns-repeated="2"/>
          <table:table-cell table:style-name="ce22" table:formula="of:=IF([.$B80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d’isoler l’élève en le séparant du groupe ou de la classe </text:p>
          </table:table-cell>
          <table:table-cell table:style-name="ce22"/>
          <table:table-cell table:style-name="ce22" table:formula="of:=IF([.$B81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0. Lorsque j’ai des choses à faire avec une personn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ler à la personne en marchant ou en effectuant une activité </text:p>
          </table:table-cell>
          <table:table-cell table:style-name="ce22" table:formula="of:=IF([.$B83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’appeler au téléphone, car cela me permet de gagner du temps</text:p>
          </table:table-cell>
          <table:table-cell table:style-name="ce22" table:number-columns-repeated="2"/>
          <table:table-cell table:style-name="ce22" table:formula="of:=IF([.$B8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lui envoyer un mail en lui fixant un rendez vous pour se rencontrer </text:p>
          </table:table-cell>
          <table:table-cell table:style-name="ce22"/>
          <table:table-cell table:style-name="ce22" table:formula="of:=IF([.$B8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1. Je me tiens au courant de l'actualité en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en lisant les journaux ou en passant quelques minutes à regarder les actualités</text:p>
          </table:table-cell>
          <table:table-cell table:style-name="ce22"/>
          <table:table-cell table:style-name="ce22" table:formula="of:=IF([.$B8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isant le journal brièvement lorsque j’ai le temps </text:p>
          </table:table-cell>
          <table:table-cell table:style-name="ce22" table:formula="of:=IF([.$B88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en écoutant la radio </text:p>
          </table:table-cell>
          <table:table-cell table:style-name="ce22" table:number-columns-repeated="2"/>
          <table:table-cell table:style-name="ce22" table:formula="of:=IF([.$B8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22. Dans soirée en groupe …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’aime écouter de la musique mais j’ai envie de parler ou écouter les autres parler </text:p>
          </table:table-cell>
          <table:table-cell table:style-name="ce22" table:number-columns-repeated="2"/>
          <table:table-cell table:style-name="ce22" table:formula="of:=IF([.$B9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fais des gestes en parlant et j’ai des difficultés à écouter les autres parler </text:p>
          </table:table-cell>
          <table:table-cell table:style-name="ce22" table:formula="of:=IF([.$B92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suis silencieux; je ne parle pas beaucoup et je suis impatient en écoute passive</text:p>
          </table:table-cell>
          <table:table-cell table:style-name="ce22"/>
          <table:table-cell table:style-name="ce22" table:formula="of:=IF([.$B9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3. Lorsque je suis en colère, je vais habituellemen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serrer mes poings, serrer un objet ou partir </text:p>
          </table:table-cell>
          <table:table-cell table:style-name="ce22" table:formula="of:=IF([.$B95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faire savoir aux autres tout de suite ce qui me dérange </text:p>
          </table:table-cell>
          <table:table-cell table:style-name="ce22" table:number-columns-repeated="2"/>
          <table:table-cell table:style-name="ce22" table:formula="of:=IF([.$B9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e taire et montrer ma colère par l’expression de mon visage </text:p>
          </table:table-cell>
          <table:table-cell table:style-name="ce22"/>
          <table:table-cell table:style-name="ce22" table:formula="of:=IF([.$B9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4. J’apprends le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en regardant des démonstrations </text:p>
          </table:table-cell>
          <table:table-cell table:style-name="ce22"/>
          <table:table-cell table:style-name="ce22" table:formula="of:=IF([.$B99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écoutant des instructions verbales </text:p>
          </table:table-cell>
          <table:table-cell table:style-name="ce22" table:number-columns-repeated="2"/>
          <table:table-cell table:style-name="ce22" table:formula="of:=IF([.$B100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en participant activement à l’activité ou à la tâche </text:p>
          </table:table-cell>
          <table:table-cell table:style-name="ce22" table:formula="of:=IF([.$B101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5. En matière artistiqu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e peux parler d’art et j’aime la musique </text:p>
          </table:table-cell>
          <table:table-cell table:style-name="ce22" table:number-columns-repeated="2"/>
          <table:table-cell table:style-name="ce22" table:formula="of:=IF([.$B10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réagis physiquement à la musique en faisant des mouvements </text:p>
          </table:table-cell>
          <table:table-cell table:style-name="ce22" table:formula="of:=IF([.$B104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ne suis pas très intéressé par la musique mais j’aime regarder des œuvres d’art </text:p>
          </table:table-cell>
          <table:table-cell table:style-name="ce22"/>
          <table:table-cell table:style-name="ce22" table:formula="of:=IF([.$B10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number-columns-repeated="3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9" office:value-type="string" calcext:value-type="string">
            <text:p>Score kinesthésique</text:p>
          </table:table-cell>
          <table:table-cell table:formula="of:=[.D107]" office:value-type="float" office:value="8" calcext:value-type="float">
            <text:p>8</text:p>
          </table:table-cell>
          <table:table-cell/>
          <table:table-cell table:style-name="ce22" table:formula="of:=SUM([.D7:.D105])" office:value-type="float" office:value="8" calcext:value-type="float">
            <text:p>8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visuel</text:p>
          </table:table-cell>
          <table:table-cell table:formula="of:=[.E108]" office:value-type="float" office:value="9" calcext:value-type="float">
            <text:p>9</text:p>
          </table:table-cell>
          <table:table-cell/>
          <table:table-cell table:style-name="ce22"/>
          <table:table-cell table:style-name="ce22" table:formula="of:=SUM([.E7:.E105])" office:value-type="float" office:value="9" calcext:value-type="float">
            <text:p>9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auditif</text:p>
          </table:table-cell>
          <table:table-cell table:formula="of:=[.F109]" office:value-type="float" office:value="8" calcext:value-type="float">
            <text:p>8</text:p>
          </table:table-cell>
          <table:table-cell/>
          <table:table-cell table:style-name="ce22" table:number-columns-repeated="2"/>
          <table:table-cell table:style-name="ce22" table:formula="of:=SUM([.F7:.F105])" office:value-type="float" office:value="8" calcext:value-type="float">
            <text:p>8</text:p>
          </table:table-cell>
          <table:table-cell table:number-columns-repeated="251"/>
        </table:table-row>
        <table:table-row table:style-name="ro4" table:number-rows-repeated="1048466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range table:name="OLE_LINK1" table:base-cell-address="$Feuil1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yriad Pro" svg:font-family="'Myriad Pro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llebeen</meta:initial-creator>
    <meta:creation-date>2009-01-25T19:37:43</meta:creation-date>
    <dc:date>2023-06-05T16:23:24.913902568</dc:date>
    <meta:editing-duration>PT22M43S</meta:editing-duration>
    <meta:editing-cycles>1</meta:editing-cycles>
    <meta:document-statistic meta:table-count="1" meta:cell-count="218" meta:object-count="0"/>
    <meta:generator>LibreOffice/7.4.6.2$Linux_X86_64 LibreOffice_project/40$Build-2</meta:generator>
  </office:meta>
</office:document-meta>
</file>